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text:id="ct186631432">
          <text:insertion>
            <office:change-info>
              <dc:creator>Stéphan Geulette</dc:creator>
              <dc:date>2011-03-31T15:5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7"><text:span text:style-name="T9">do text</text:span></text:p><text:p text:style-name="P17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7"/>
      <text:p text:style-name="P7"/>
      <text:p text:style-name="P7"/>
      <text:p text:style-name="P7"><draw:frame draw:style-name="fr2" draw:name="Cadre1" text:anchor-type="paragraph" svg:x="7.77cm" svg:y="0.199cm" svg:width="7.631cm" svg:height="2.829cm" draw:z-index="0"><draw:text-box><text:p text:style-name="P2"><office:annotation><dc:creator>Gauthier Bastien</dc:creator><dc:date>2011-02-16T14:49:10</dc:date><text:p text:style-name="P17"><text:span text:style-name="T9">do text if len(self.getArchitects()) == 1</text:span></text:p><text:p text:style-name="P17"><text:span text:style-name="T9">from xhtml(self.getArchitects()[0]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7"><text:span text:style-name="T9">do text if </text:span><text:span text:style-name="T10">len(self.getArchitects()) &gt; 1</text:span></text:p></office:annotation></text:span><text:span text:style-name="T4">&lt;%Titre%&gt; &lt;%Nom%&gt; &lt;%Prenom%&gt;<text:line-break/>&lt;%AdresseLigne1%&gt;<text:line-break/>&lt;%AdresseLigne2%&gt;</text:span></text:p><text:p text:style-name="P5">RECOMMANDE</text:p><text:p text:style-name="Standard"/><text:p text:style-name="Standard"/><text:p text:style-name="Standard"/><text:p text:style-name="Standard"/><text:p text:style-name="Standard"/><text:p text:style-name="P6"><text:text-input text:description="Plusieurs architectes">self.getMultipleArchitectsCSV()</text:text-input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Dossier incomplet pour une demande de permis d'urbanisme</text:p>
      <text:p text:style-name="Standard"/>
      <text:p text:style-name="P4"><text:span text:style-name="T5"><office:annotation><dc:creator>Gauthier Bastien</dc:creator><dc:date>2011-01-13T14:56:41</dc:date><text:p text:style-name="P17"><text:span text:style-name="T9">do text</text:span></text:p><text:p text:style-name="P17"><text:span text:style-name="T9">from document(at=reference, format='odt')</text:span></text:p></office:annotation></text:span>Import depuis reference.odt</text:p>
      <text:p text:style-name="Standard"/>
      <text:p text:style-name="P10"><office:annotation><dc:creator>Gauthier Bastien</dc:creator><dc:date>2011-02-16T16:12:24</dc:date><text:p text:style-name="P17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7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Standard"/>
      <text:p text:style-name="P12"><office:annotation><dc:creator>Gauthier Bastien</dc:creator><dc:date>2011-02-21T09:23:46</dc:date><text:p text:style-name="P17"><text:span text:style-name="T10">do text if len(self.getArchitects()) == 1</text:span></text:p></office:annotation><text:text-input text:description="Titre">self.getArchitects()[0].getPersonTitleValue()</text:text-input>,</text:p>
      <text:p text:style-name="P12"><office:annotation><dc:creator>Gauthier Bastien</dc:creator><dc:date>2011-02-21T09:23:46</dc:date><text:p text:style-name="P17"><text:span text:style-name="T10">do text if len(self.getArchitects()) &gt; 1</text:span></text:p></office:annotation><text:span text:style-name="T3">&lt;%Titre%&gt;</text:span>,</text:p>
      <text:p text:style-name="P7"/>
      <text:p text:style-name="P7">La demande de permis que vous avez introduite et dont le récépissé est en date du <text:text-input text:description="Date du récépissé">self.getDepositDate()</text:text-input> a été examinée par les services de l'Administration Communale.</text:p>
      <text:p text:style-name="P7"/>
      <text:p text:style-name="P7">Conformément à l'article 116 §1er, al. 1er du CWATUPE et en vertu des articles 284 à 314 du CWATUPE, nous vous informons que votre demande est <text:span text:style-name="T7">incomplète</text:span>.</text:p>
      <text:p text:style-name="P7"/>
      <text:p text:style-name="P7">Vous trouverez ci-dessous un <text:span text:style-name="T6">relevé des pièces manquantes</text:span>:</text:p>
      <text:section text:style-name="Sect1" text:name="Section1">
        <text:list xml:id="list561780915" text:style-name="L1">
          <text:list-item>
            <text:p text:style-name="P14"><office:annotation><dc:creator>Stéphan Geulette</dc:creator><dc:date>2011-03-31T15:08:14</dc:date><text:p text:style-name="P17"><text:span text:style-name="T9">do section- for missingPart in self.getMissingParts()</text:span></text:p></office:annotation><text:change-start text:change-id="ct186631432"/>self.displayValue(self.listMissingParts(), missingPart)<text:change-end text:change-id="ct186631432"/></text:p>
          </text:list-item>
        </text:list>
      </text:section>
      <text:section text:style-name="Sect1" text:name="Section2">
        <text:p text:style-name="P15"><office:annotation><dc:creator>Stéphan Geulette</dc:creator><dc:date>2011-04-01T13:24:38</dc:date><text:p text:style-name="P16"><text:span text:style-name="T8">do section- if self.getMissingPartsDetails()</text:span></text:p></office:annotation>Remarques particulières sur ces pièces:</text:p>
        <text:p text:style-name="P7"><office:annotation><dc:creator>Stéphan Geulette</dc:creator><dc:date>2011-04-01T14:01:18</dc:date><text:p text:style-name="P16"><text:span text:style-name="T8">do text </text:span></text:p><text:p text:style-name="P16"><text:span text:style-name="T8">from xhtml(self.getMissingPartsDetails())</text:span></text:p></office:annotation>Ici viendra le contenu de la zone détails</text:p>
      </text:section>
      <text:p text:style-name="P7"/>
      <text:p text:style-name="P7"/>
      <text:p text:style-name="P7">Nous vous prions de bien vouloir noter que la procédure relative à l'instruction de votre demande de permis recommencera à dater de la réception de ces pièces par l'Administration Communale.</text:p>
      <text:p text:style-name="P7"/>
      <text:p text:style-name="P12"><office:annotation><dc:creator>Gauthier Bastien</dc:creator><dc:date>2011-02-21T09:23:46</dc:date><text:p text:style-name="P17"><text:span text:style-name="T10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P12"><office:annotation><dc:creator>Gauthier Bastien</dc:creator><dc:date>2011-02-21T09:23:46</dc:date><text:p text:style-name="P17"><text:span text:style-name="T10">do text if len(self.getArchitects()) &gt; 1</text:span></text:p></office:annotation>Demeurant à votre disposition, nous vous prions d'agréer, <text:span text:style-name="T3">&lt;%Titre%&gt;</text:span>, nos salutations distinguées.</text:p>
      <text:p text:style-name="P9"/>
      <text:p text:style-name="P9"/>
      <text:p text:style-name="P1"><office:annotation><dc:creator>Gauthier Bastien</dc:creator><dc:date>2011-01-13T14:56:41</dc:date><text:p text:style-name="P17"><text:span text:style-name="T9">do text</text:span></text:p><text:p text:style-name="P17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7-27T10:37:25</meta:creation-date>
    <dc:date>2011-04-01T14:18:27</dc:date>
    <dc:language>fr-FR</dc:language>
    <meta:editing-cycles>74</meta:editing-cycles>
    <meta:editing-duration>PT33H53M56S</meta:editing-duration>
    <dc:creator>Stéphan Geulette</dc:creator>
    <meta:document-statistic meta:table-count="0" meta:image-count="0" meta:object-count="0" meta:page-count="1" meta:paragraph-count="26" meta:word-count="184" meta:character-count="1579"/>
    <meta:user-defined meta:name="Info 1"/>
    <meta:user-defined meta:name="Info 2"/>
    <meta:user-defined meta:name="Info 3"/>
    <meta:user-defined meta:name="Info 4"/>
  </office:meta>
</office:document-meta>
</file>